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paragraph-rsid="01901227"/>
    </style:style>
    <style:style style:name="P14" style:family="paragraph" style:parent-style-name="Subtitle">
      <style:text-properties officeooo:paragraph-rsid="009b7807"/>
    </style:style>
    <style:style style:name="P15" style:family="paragraph" style:parent-style-name="Code">
      <style:text-properties officeooo:rsid="017f4709" officeooo:paragraph-rsid="0185e5fc"/>
    </style:style>
    <style:style style:name="P16" style:family="paragraph" style:parent-style-name="Code">
      <style:text-properties officeooo:rsid="0182fc5f" officeooo:paragraph-rsid="0182fc5f"/>
    </style:style>
    <style:style style:name="P17" style:family="paragraph" style:parent-style-name="Code">
      <style:text-properties officeooo:rsid="01833951" officeooo:paragraph-rsid="01833951"/>
    </style:style>
    <style:style style:name="P18" style:family="paragraph" style:parent-style-name="Code">
      <style:text-properties officeooo:rsid="01840825" officeooo:paragraph-rsid="01840825"/>
    </style:style>
    <style:style style:name="P19" style:family="paragraph" style:parent-style-name="Author">
      <style:text-properties officeooo:paragraph-rsid="017660d9"/>
    </style:style>
    <style:style style:name="P20" style:family="paragraph" style:parent-style-name="Contents_20_1">
      <style:paragraph-properties>
        <style:tab-stops>
          <style:tab-stop style:position="7.5in" style:type="right" style:leader-style="dotted" style:leader-text="."/>
        </style:tab-stops>
      </style:paragraph-properties>
    </style:style>
    <style:style style:name="P21" style:family="paragraph" style:parent-style-name="Heading_20_1">
      <style:paragraph-properties fo:break-before="page"/>
      <style:text-properties officeooo:rsid="010fb4fd" officeooo:paragraph-rsid="010fb4fd"/>
    </style:style>
    <style:style style:name="P22" style:family="paragraph" style:parent-style-name="Code">
      <style:text-properties officeooo:rsid="017fa25f" officeooo:paragraph-rsid="0192ee25"/>
    </style:style>
    <style:style style:name="P23" style:family="paragraph" style:parent-style-name="Code">
      <style:text-properties officeooo:rsid="0197c858" officeooo:paragraph-rsid="0197c858"/>
    </style:style>
    <style:style style:name="P24" style:family="paragraph" style:parent-style-name="Code">
      <style:text-properties officeooo:rsid="0199d3c1" officeooo:paragraph-rsid="0199d3c1"/>
    </style:style>
    <style:style style:name="P25" style:family="paragraph" style:parent-style-name="Captioned_20_Code">
      <style:text-properties officeooo:rsid="017fa25f" officeooo:paragraph-rsid="0192ee25"/>
    </style:style>
    <style:style style:name="P26" style:family="paragraph" style:parent-style-name="Heading_20_2">
      <style:text-properties officeooo:rsid="0189fea6" officeooo:paragraph-rsid="0189fea6"/>
    </style:style>
    <style:style style:name="P27" style:family="paragraph" style:parent-style-name="Heading_20_2">
      <style:text-properties officeooo:rsid="01901227" officeooo:paragraph-rsid="01901227"/>
    </style:style>
    <style:style style:name="P28" style:family="paragraph" style:parent-style-name="Heading_20_2">
      <style:text-properties officeooo:paragraph-rsid="0197c858"/>
    </style:style>
    <style:style style:name="P29" style:family="paragraph" style:parent-style-name="Title" style:master-page-name="First_20_Page">
      <style:paragraph-properties style:page-number="auto"/>
      <style:text-properties officeooo:rsid="017660d9" officeooo:paragraph-rsid="017660d9"/>
    </style:style>
    <style:style style:name="P30" style:family="paragraph" style:parent-style-name="Text_20_body" style:master-page-name="First_20_Page">
      <style:paragraph-properties style:page-number="auto"/>
    </style:style>
    <style:style style:name="P31" style:family="paragraph" style:parent-style-name="Text_20_body">
      <style:text-properties officeooo:rsid="018c428b" officeooo:paragraph-rsid="018c428b"/>
    </style:style>
    <style:style style:name="P32" style:family="paragraph" style:parent-style-name="Text_20_body">
      <style:text-properties officeooo:rsid="0197c858" officeooo:paragraph-rsid="0197c858"/>
    </style:style>
    <style:style style:name="P33" style:family="paragraph" style:parent-style-name="Text_20_body">
      <style:text-properties officeooo:rsid="0197f6a9" officeooo:paragraph-rsid="0197f6a9"/>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0bce46"/>
    </style:style>
    <style:style style:name="T7" style:family="text">
      <style:text-properties officeooo:rsid="017660d9"/>
    </style:style>
    <style:style style:name="T8" style:family="text">
      <style:text-properties officeooo:rsid="0178f9e8"/>
    </style:style>
    <style:style style:name="T9" style:family="text">
      <style:text-properties officeooo:rsid="017fa25f"/>
    </style:style>
    <style:style style:name="T10" style:family="text">
      <style:text-properties officeooo:rsid="0181464f"/>
    </style:style>
    <style:style style:name="T11" style:family="text">
      <style:text-properties officeooo:rsid="01833951"/>
    </style:style>
    <style:style style:name="T12" style:family="text">
      <style:text-properties officeooo:rsid="01840825"/>
    </style:style>
    <style:style style:name="T13" style:family="text">
      <style:text-properties officeooo:rsid="0184d559"/>
    </style:style>
    <style:style style:name="T14" style:family="text">
      <style:text-properties officeooo:rsid="01880b24"/>
    </style:style>
    <style:style style:name="T15" style:family="text">
      <style:text-properties officeooo:rsid="018a4083"/>
    </style:style>
    <style:style style:name="T16" style:family="text">
      <style:text-properties officeooo:rsid="018aa801"/>
    </style:style>
    <style:style style:name="T17" style:family="text">
      <style:text-properties officeooo:rsid="018c428b"/>
    </style:style>
    <style:style style:name="T18" style:family="text">
      <style:text-properties officeooo:rsid="018d9ba5"/>
    </style:style>
    <style:style style:name="T19" style:family="text">
      <style:text-properties officeooo:rsid="018ed094"/>
    </style:style>
    <style:style style:name="T20" style:family="text">
      <style:text-properties officeooo:rsid="018eec39"/>
    </style:style>
    <style:style style:name="T21" style:family="text">
      <style:text-properties officeooo:rsid="018fde0d"/>
    </style:style>
    <style:style style:name="T22" style:family="text">
      <style:text-properties officeooo:rsid="018ff7ff"/>
    </style:style>
    <style:style style:name="T23" style:family="text">
      <style:text-properties officeooo:rsid="01901227"/>
    </style:style>
    <style:style style:name="T24" style:family="text">
      <style:text-properties officeooo:rsid="0192ee25"/>
    </style:style>
    <style:style style:name="T25" style:family="text">
      <style:text-properties officeooo:rsid="0193227e"/>
    </style:style>
    <style:style style:name="T26" style:family="text">
      <style:text-properties officeooo:rsid="0195fd7e"/>
    </style:style>
    <style:style style:name="T27" style:family="text">
      <style:text-properties officeooo:rsid="0196877c"/>
    </style:style>
    <style:style style:name="T28" style:family="text">
      <style:text-properties officeooo:rsid="0197c858"/>
    </style:style>
    <style:style style:name="T29" style:family="text">
      <style:text-properties officeooo:rsid="0197f6a9"/>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29">Bay Area Wildflower Guide</text:p>
          <text:p text:style-name="P3"/>
          <text:p text:style-name="P14">Revision <text:reference-mark-start text:name="Revision"/>1.<text:span text:style-name="T6">0</text:span><text:reference-mark-end text:name="Revision"/><text:span text:style-name="T4"> </text:span><text:span text:style-name="T5">(</text:span><text:span text:style-name="T5"><text:date style:data-style-name="N84" text:date-value="2021-07-05T16:19:40.984000302">2021-07-05</text:date></text:span><text:span text:style-name="T5">)</text:span></text:p>
          <text:p text:style-name="P19">Copyright 20<text:span text:style-name="T7">21</text:span> Chris Nelson</text:p>
          <text:p text:style-name="P4">All rights are currently reserved, but that’s only because I haven’t sat down and figured out which parts make sense to hold and which parts to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30"/>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4">The term “BAWG” refers equally to the website, to the script that produces it, and to the entirety of files that go into the guide.</text:span></text:p>
      <text:p text:style-name="P5">This document currently describes the asset files in enough detail to hopefully allow a different guide to be produced. As part of that, it describes some aspects of the Python script at a high level to facilitate understanding of how the assets are transformed into the <text:span text:style-name="T8">website</text:span> files, <text:span text:style-name="T14">but it concentrates mainly on format of the information in the asset files themselves.</text:span></text:p>
      <text:p text:style-name="P6">Although I am gradually making the scripts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20"><text:a xlink:type="simple" xlink:href="#__RefHeading___Toc1994_2895934869" text:style-name="Index_20_Link" text:visited-style-name="Index_20_Link">Introduction to Files<text:tab/>3</text:a></text:p>
        </text:index-body>
      </text:table-of-content>
      <text:p text:style-name="Text_20_body"/>
      <text:h text:style-name="P21" text:outline-level="1"><text:bookmark-start text:name="__RefHeading___Toc1994_2895934869"/>Introduction<text:bookmark-end text:name="__RefHeading___Toc1994_2895934869"/></text:h>
      <text:p text:style-name="P7"><text:span text:style-name="T14">I began the BAWG</text:span> as a very simple script to organize my text notes about how to distinguish certain related species of flowers. As such, <text:span text:style-name="T14">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4">I made the script</text:span> much smarter about keeping track of the underlying Linnaean taxonomy, partly as a way to find mis-sorted species, and partly as a way to apply different properties to different parts of the taxonomy hierarchy. <text:span text:style-name="T14">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6"> </text:span>began as a wildflower guide, and it still has the best support for flowers, but I’ve extended it to include other bay area wildlife, including non-flowering plants, animals, etc. <text:span text:style-name="T15">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linked from a higher-level “parent” page, and the lower-level species are the “children” of that parent. An entire hierarchy of parent-child relationships is built so that a species can be traced all the way back to the root of the tree of life, <text:span text:style-name="T16">with a page for each “taxon” group along the way.</text:span></text:p>
      <text:p text:style-name="P9">This “tree of life” analogy makes its way into the colors of links in the BAWG. A “leaf” taxon is one which has no children, <text:span text:style-name="T16">and any link to it from another page is colored green. A “branch” taxon is one which has one or more children, and any link to it from another page is colored brown. (Although actually there is a third color, black, which is used for leaf pages that have no photographs. In this case, the link color lets the user know that there is little to be gained by following the link.)</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8">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2">d</text:span></text:span><text:span text:style-name="Literal">ir</text:span> option. <text:span text:style-name="T23">Script options are described in </text:span><text:span text:style-name="T23"><text:bookmark-ref text:reference-format="text" text:ref-name="__RefHeading___Toc244_804196140">Running the Script</text:bookmark-ref></text:span><text:span text:style-name="T23"><text:s/>on page </text:span><text:span text:style-name="T23"><text:bookmark-ref text:reference-format="page" text:ref-name="__RefHeading___Toc244_804196140">5</text:bookmark-ref></text:span><text:span text:style-name="T23">.</text:span></text:p>
      <text:h text:style-name="Heading_20_2" text:outline-level="2"><text:soft-page-break/>Summary of Files</text:h>
      <text:p text:style-name="Code_20_Caption">Documentation</text:p>
      <text:p>README.md<text:tab/><text:tab/><text:tab/><text:tab/># Readme for GitHub<text:line-break/><text:span text:style-name="T10">bawg notes.txt<text:tab/><text:tab/><text:tab/># A random collection of my notes and to-do items<text:line-break/></text:span>docs/BAWG.odt<text:tab/><text:tab/><text:tab/># This file<text:line-break/>docs/*.txt<text:tab/><text:tab/><text:tab/><text:tab/># Earlier documentation that <text:span text:style-name="T19">I plan to port into</text:span> <text:span text:style-name="T20">this document</text:span></text:p>
      <text:p text:style-name="Code_20_Caption">Script<text:span text:style-name="T13">s</text:span> <text:span text:style-name="T9">and Related Source </text:span>Files</text:p>
      <text:p>src/*.py<text:tab/><text:tab/><text:tab/><text:tab/><text:tab/># Python script files<text:line-break/>src/*.js<text:tab/><text:tab/><text:tab/><text:tab/><text:tab/># Javascript that supports the website UI<text:line-break/><text:span text:style-name="T9">src/bawg.css<text:tab/><text:tab/><text:tab/><text:tab/># CSS for the website</text:span></text:p>
      <text:p text:style-name="Code_20_Caption">Asset Files</text:p>
      <text:p text:style-name="P25">txt/*.txt<text:tab/><text:tab/><text:tab/><text:tab/># Describe the contents and organization of web pages<text:line-break/>photos/*.jpg<text:tab/><text:tab/><text:tab/><text:tab/># <text:span text:style-name="T11">P</text:span>hotographs of taxons<text:line-break/>glossary/*.txt<text:tab/><text:tab/><text:tab/># Definitions of terms for various subsets of the taxon hierarchy<text:line-break/>figures/*.svg<text:tab/><text:tab/><text:tab/># Photos with labels added to help illustrate glossary <text:span text:style-name="T10">terms</text:span></text:p>
      <text:p text:style-name="P25"><text:span text:style-name="T24">figures/*.jpg<text:line-break/>data/observations.csv<text:tab/># Information about observed taxons exported from iNaturalist<text:line-break/>data/parks.yaml<text:tab/><text:tab/><text:tab/># Mapping of place names in observations.csv to preferred names<text:line-break/>data/ignore_species.yaml<text:tab/># List of taxons to ignore from observations.csv<text:line-break/>data/group_names.yaml<text:tab/># Mapping btwn common and scientific names for taxons without txt files<text:line-break/>jepson_glossary.txt<text:tab/># List of terms that we want to link to the Jepson glossary<text:line-break/>other/*.txt<text:tab/><text:tab/><text:tab/><text:tab/># Text for the body of each top-level HTML file</text:span></text:p>
      <text:p>other/footer.html<text:tab/><text:tab/># HTML for a standard page footer</text:p>
      <text:p text:style-name="Code_20_Caption">Generated Website Files</text:p>
      <text:p>html/*.html<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2">pages.js<text:tab/><text:tab/><text:tab/><text:tab/><text:tab/># List of all taxon pages for use by the Javascript search bar<text:line-break/>url_data.json<text:tab/><text:tab/><text:tab/># Hash for each taxon page used by the Javascript offline cache<text:line-break/></text:span>bawg.css<text:tab/><text:tab/><text:tab/><text:tab/><text:tab/># Copy of src/bawg.css with comments removed to save bandwidth<text:line-break/><text:span text:style-name="T12">*.html<text:tab/><text:tab/><text:tab/><text:tab/><text:tab/># Copy of other/*.txt with headers, footers, and formatting added</text:span></text:p>
      <text:p text:style-name="Code_20_Caption">Static Website Files</text:p>
      <text:p>manifest.webmanifest<text:tab/># Required for PWA (progressive web app) support<text:line-break/>icons/*.svg<text:tab/><text:tab/><text:tab/><text:tab/># Icons used on page headers</text:p>
      <text:p>favicon/*<text:tab/><text:tab/><text:tab/><text:tab/># Icons and related information for use by the browser and desktop</text:p>
      <text:p text:style-name="Code_20_Caption">Git Helper Files</text:p>
      <text:p text:style-name="Captioned_20_Code">.<text:span text:style-name="T21">gitattributes</text:span></text:p>
      <text:p text:style-name="Captioned_20_Code">.<text:span text:style-name="T21">gitignore</text:span></text:p>
      <text:h text:style-name="P26" text:outline-level="2"><text:soft-page-break/>Where Pages Come From</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children are unnecessary.</text:p>
      <text:p text:style-name="P10">Photos are normally associated with a txt file or with a child named in the txt. However, if a photo’s filename doesn’t match any known taxon, it creates its own page for the photo. In my current workflow, however, this is always <text:span text:style-name="T17">a mistake, and the created page generally triggers an error because it can’t find its place in the hierarchy.</text:span></text:p>
      <text:p text:style-name="P11">The script imports my iNaturalist observations, which also includes <text:span text:style-name="T27">many of the</text:span> Linnaean taxonomic <text:span text:style-name="T27">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28" text:outline-level="2"><text:span text:style-name="T28">Tiny Example</text:span></text:h>
      <text:p text:style-name="P32">This section demonstrates how a very simple guide can be constructed containing a single genus that contains two species.</text:p>
      <text:p text:style-name="Code_20_Caption">txt/example.txt</text:p>
      <text:p>sci:genus Examplus</text:p>
      <text:p/>
      <text:p>==red-headed example:Examplus rotus</text:p>
      <text:p>. recognized by its red color</text:p>
      <text:p/>
      <text:p>==blond example:Examplus gelbus</text:p>
      <text:p>. recognized by its yellow color</text:p>
      <text:p text:style-name="P32">The name of the txt file, “example.txt” indicates the name of the resulting HTML file “example.html” and also implies the common name of the taxon, “example”. The txt then begin with a declaration of the scientific name of the taxon, “genus Examplus”. <text:span text:style-name="T29">(Pardon my terrible faux-Latin.)</text:span></text:p>
      <text:p text:style-name="P33"><text:soft-page-break/>The example txt continues with declarations for the two children of genus Examplus. Each child is declared with both a common name, e.g. “red-headed example” and a scientific name, e.g. “Examplus rotus”. Each child is followed by information that is useful when distinguishing among species within a genus.</text:p>
      <text:p text:style-name="P33">Finally, I supply photos of each species:</text:p>
      <text:p text:style-name="Uncaptioned_20_Code">photos/red-headed example.txt<text:line-break/>photos/blond example.txt</text:p>
      <text:p text:style-name="P33">The result is three HTML pages: one for the genus and one for each species.</text:p>
      <text:p text:style-name="P33">html/example.html</text:p>
      <text:h text:style-name="P27" text:outline-level="2"><text:bookmark-start text:name="__RefHeading___Toc244_804196140"/><text:span text:style-name="T25">Running the Script</text:span><text:bookmark-end text:name="__RefHeading___Toc244_804196140"/></text:h>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799in" fo:margin-bottom="0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0402in" loext:contextual-spacing="fals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1799in" fo:margin-bottom="0.0402in" loext:contextual-spacing="fals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in" fo:margin-bottom="0.1799in" loext:contextual-spacing="false" style:page-number="auto" fo:break-before="page" style:shadow="none"/>
      <style:text-properties fo:font-size="200%" fo:font-weight="bold"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keep-with-next="auto">
        <style:tab-stops>
          <style:tab-stop style:position="6.9252in" style:type="right" style:leader-style="dotted" style:leader-text="."/>
        </style:tab-stops>
      </style:paragraph-properties>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style:paragraph-properties fo:margin-left="0.3201in" fo:margin-right="0in" fo:margin-top="0.2in" fo:margin-bottom="0in" loext:contextual-spacing="false" fo:text-indent="-0.3in" style:auto-text-indent="false" style:page-number="auto">
        <style:tab-stops/>
      </style:paragraph-properties>
      <style:text-properties fo:font-size="130%" fo:font-weight="bold" style:font-size-asian="115%" style:font-weight-asian="bold" style:font-size-complex="115%" style:font-weight-complex="bold"/>
    </style:style>
    <style:style style:name="Captioned_20_Code" style:display-name="Captioned Code" style:family="paragraph" style:parent-style-name="Standard" style:master-page-name="">
      <loext:graphic-properties draw:fill="none"/>
      <style:paragraph-properties fo:margin-left="0in" fo:margin-right="0in" fo:margin-top="0in" fo:margin-bottom="0in" loext:contextual-spacing="true" fo:line-height="115%" fo:keep-together="always" fo:text-indent="0in" style:auto-text-indent="false" style:page-number="auto" fo:background-color="transparent" fo:padding-left="0.1201in" fo:padding-right="0.1201in" fo:padding-top="0.0799in" fo:padding-bottom="0.0799in" fo:border="0.06pt solid #b3b3b3" style:shadow="none">
        <style:tab-stops>
          <style:tab-stop style:position="0.4598in"/>
          <style:tab-stop style:position="0.7598in"/>
          <style:tab-stop style:position="1.0598in"/>
          <style:tab-stop style:position="1.3598in"/>
        </style:tab-stops>
      </style:paragraph-properties>
      <style:text-properties style:font-name="Courier New" fo:font-family="'Courier New'" style:font-style-name="Regular" style:font-family-generic="modern" style:font-pitch="fixed" fo:font-size="9pt" style:font-size-asian="10.5pt"/>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in" fo:margin-bottom="0in" loext:contextual-spacing="false"/>
      <style:text-properties fo:font-size="110%"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aptioned_20_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2in" fo:margin-bottom="0in" loext:contextual-spacing="false" style:page-number="auto"/>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1799in" fo:margin-bottom="0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style:paragraph-properties fo:margin-top="0.0598in" fo:margin-bottom="0in" loext:contextual-spacing="false" style:page-number="auto" fo:keep-with-next="always"/>
      <style:text-properties style:text-underline-style="solid" style:text-underline-width="auto" style:text-underline-color="font-color"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next-style-name="Captioned_20_Code" style:master-page-name="">
      <style:paragraph-properties style:page-number="auto" style:shadow="none" fo:keep-with-next="always"/>
      <style:text-properties style:font-size-asian="10.5pt"/>
    </style:style>
    <style:style style:name="Uncaptioned_20_Code" style:display-name="Uncaptioned Code" style:family="paragraph" style:parent-style-name="Captioned_20_Code" style:master-page-name="">
      <style:paragraph-properties fo:margin-left="0in" fo:margin-right="0in" fo:margin-top="0.1201in" fo:margin-bottom="0in" loext:contextual-spacing="true" fo:text-indent="0in" style:auto-text-indent="false" style:page-numb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Courier New" fo:font-family="'Courier New'" style:font-style-name="Regular" style:font-family-generic="modern" style:font-pitch="fixed" fo:font-size="12pt" fo:background-color="#e6e6e6" style:font-size-asian="10.5pt" loext:padding-left="0.0201in" loext:padding-right="0.0201in" loext:padding-top="0.0098in" loext:padding-bottom="0.0098in" loext:border="none" loext:shadow="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1.0</text:reference-ref><text:tab/><text:span text:style-name="MT2">©</text:span> 20<text:span text:style-name="MT3">21</text:span> Chris Nelson</text:p>
      </style:header>
      <style:footer>
        <text:p text:style-name="MP2"><text:chapter text:display="name" text:outline-level="1">Introduction</text:chapter><text:tab/><text:page-number text:select-page="current">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1-07-05T16:19:40.877000000</dc:date>
    <meta:editing-duration>P5DT2H15M19S</meta:editing-duration>
    <meta:editing-cycles>278</meta:editing-cycles>
    <meta:generator>LibreOffice/6.0.7.3$Windows_X86_64 LibreOffice_project/dc89aa7a9eabfd848af146d5086077aeed2ae4a5</meta:generator>
    <meta:document-statistic meta:table-count="0" meta:image-count="0" meta:object-count="0" meta:page-count="6" meta:paragraph-count="58" meta:word-count="1478" meta:character-count="9016" meta:non-whitespace-character-count="7527"/>
  </office:meta>
</office:document-meta>
</file>